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Matcher.calculateExac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lobMatcher.GlobMatcher(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lobMatcher.matches( String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lobPatternMatcher.newMatcher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Matcher.isExa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lobPatternMatcher.GlobPattern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